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1.27cm" svg:x="8.239cm" svg:y="1.889cm">
          <text:p text:style-name="P1">HOM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5.334cm" svg:x="8.239cm" svg:y="3.286cm">
          <text:list text:style-name="L1">
            <text:list-item>
              <text:p text:style-name="P2">About Us</text:p>
            </text:list-item>
            <text:list-item>
              <text:p text:style-name="P2">Our Process</text:p>
            </text:list-item>
            <text:list-item>
              <text:p text:style-name="P2">Project Preview</text:p>
            </text:list-item>
            <text:list-item>
              <text:p text:style-name="P2">Reviews?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096cm" svg:height="1.27cm" svg:x="1.508cm" svg:y="10.779cm">
          <text:p text:style-name="P1">Previous Wor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1.27cm" svg:x="8.747cm" svg:y="10.652cm">
          <text:p text:style-name="P1">Servic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1.27cm" svg:x="16.748cm" svg:y="10.652cm">
          <text:p text:style-name="P1">Cliente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1.27cm" svg:x="24.622cm" svg:y="10.652cm">
          <text:p text:style-name="P1">Contact U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175cm" svg:y1="9.636cm" svg:x2="28.178cm" svg:y2="9.636cm">
          <text:p/>
        </draw:line>
        <draw:line draw:style-name="gr2" draw:text-style-name="P1" draw:layer="layout" svg:x1="10.906cm" svg:y1="8.747cm" svg:x2="10.906cm" svg:y2="10.271cm">
          <text:p/>
        </draw:line>
        <draw:line draw:style-name="gr2" draw:text-style-name="P1" draw:layer="layout" svg:x1="4.048cm" svg:y1="9.509cm" svg:x2="4.048cm" svg:y2="10.652cm">
          <text:p/>
        </draw:line>
        <draw:line draw:style-name="gr2" draw:text-style-name="P1" draw:layer="layout" svg:x1="19.542cm" svg:y1="9.636cm" svg:x2="19.542cm" svg:y2="10.525cm">
          <text:p/>
        </draw:line>
        <draw:line draw:style-name="gr2" draw:text-style-name="P1" draw:layer="layout" svg:x1="28.178cm" svg:y1="9.636cm" svg:x2="28.178cm" svg:y2="10.525cm">
          <text:p/>
        </draw:line>
        <draw:custom-shape draw:style-name="gr1" draw:text-style-name="P2" draw:layer="layout" svg:width="6.223cm" svg:height="6.731cm" svg:x="8.62cm" svg:y="12.176cm">
          <text:list text:style-name="L1">
            <text:list-item>
              <text:p text:style-name="P2">Services</text:p>
            </text:list-item>
            <text:list-item>
              <text:p text:style-name="P2">Pricing</text:p>
            </text:list-item>
            <text:list-item>
              <text:p text:style-name="P2">Set Meeting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23cm" svg:height="6.858cm" svg:x="16.748cm" svg:y="12.176cm">
          <text:list text:style-name="L1">
            <text:list-item>
              <text:p text:style-name="P2">View Project</text:p>
            </text:list-item>
            <text:list-item>
              <text:p text:style-name="P2">Communication</text:p>
            </text:list-item>
            <text:list-item>
              <text:p text:style-name="P2">Emergency contact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6.604cm" svg:x="24.749cm" svg:y="12.43cm">
          <text:list text:style-name="L1">
            <text:list-item>
              <text:p text:style-name="P2">Contact info</text:p>
            </text:list-item>
            <text:list-item>
              <text:p text:style-name="P2">Set Meeting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6.604cm" svg:x="1.508cm" svg:y="12.176cm">
          <text:list text:style-name="L1">
            <text:list-item>
              <text:p text:style-name="P2">Projects</text:p>
            </text:list-item>
            <text:list-item>
              <text:p text:style-name="P2">Reviews?</text:p>
            </text:list-item>
            <text:list-item>
              <text:p text:style-name="P2">Analytics</text:p>
            </text:list-item>
          </text:list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2:04:49.120756315</meta:creation-date>
    <dc:date>2015-01-09T12:18:26.302336044</dc:date>
    <meta:editing-duration>P0D</meta:editing-duration>
    <meta:editing-cycles>1</meta:editing-cycles>
    <meta:document-statistic meta:object-count="15"/>
    <meta:generator>LibreOffice/4.2.7.2$Linux_X86_64 LibreOffice_project/420m0$Build-2</meta:generator>
  </office:meta>
</office:document-meta>
</file>